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rsid="0012d86f"/>
    </style:style>
    <style:style style:name="T1" style:family="text">
      <style:text-properties officeooo:rsid="001ca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all base template functions</text:h>
      <text:p text:style-name="Text_20_body"/>
      <text:p text:style-name="Text_20_body"><text:a xlink:type="simple" xlink:href="py3o://function=%22format_percentage(amount,%20'%250.2f%20%25%25')%22"><text:span text:style-name="T1">function="format_percentage(amount, '%0.2f %%')"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10-14T11:51:50.315121818</dc:date>
    <dc:creator>Anael Lorimier</dc:creator>
    <meta:editing-duration>PT3H37M13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7" meta:character-count="76" meta:non-whitespace-character-count="71"/>
  </office:meta>
</office:document-meta>
</file>